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Times New Roman" svg:font-family="'Times New Roman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 style:list-style-name="" style:master-page-name="Standard">
      <style:paragraph-properties fo:text-align="start" style:justify-single-word="false" style:page-number="auto"/>
    </style:style>
    <style:style style:name="P2" style:family="paragraph" style:parent-style-name="Heading_20_2">
      <style:paragraph-properties fo:text-align="start" style:justify-single-word="false" fo:break-before="pag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margin-top="0cm" fo:margin-bottom="0cm" fo:line-height="100%"/>
    </style:style>
    <style:style style:name="P6" style:family="paragraph" style:parent-style-name="Text_20_body" style:list-style-name="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commended UK Outlets &amp; Submission Routes</text:p>
      <text:p text:style-name="P6"/>
      <text:p text:style-name="P6">1. Prospect Magazine</text:p>
      <text:p text:style-name="P6">General editorial/email contact: editor@prospect.co.uk</text:p>
      <text:p text:style-name="P6">Comment &amp; Analysis pitches: pitch@prospect.co.uk</text:p>
      <text:p text:style-name="P6">Tip: Include a short subject line (“Submission: Britain Needs an Intervention”) and a one‑paragraph hook.</text:p>
      <text:p text:style-name="P6"/>
      <text:p text:style-name="P6">2. The New Statesman</text:p>
      <text:p text:style-name="P6">Features desk: features@newstatesman.co.uk</text:p>
      <text:p text:style-name="P6">Comment is Free: letters@newstatesman.co.uk</text:p>
      <text:p text:style-name="P6">Tip: Their website includes pitch guidelines—tailor your summary to their word limit (~1,000 words max).</text:p>
      <text:p text:style-name="P6"/>
      <text:p text:style-name="P6">3. Tortoise Media</text:p>
      <text:p text:style-name="P6">Ideas desk: ideas@tortoisemedia.com</text:p>
      <text:p text:style-name="P6">Tip: Long-form, solution-focused submissions with visual assets work best here.</text:p>
      <text:p text:style-name="P6">4. Byline Times / Byline Network</text:p>
      <text:p text:style-name="P6">Contact form only on website (Byline requires registration)</text:p>
      <text:p text:style-name="P6">Tip: Send a direct message via their writer platform after registering; include PDF link.</text:p>
      <text:p text:style-name="P6"/>
      <text:p text:style-name="P6">5. UnHerd</text:p>
      <text:p text:style-name="P6">General editorial contact: submissions@unherd.com</text:p>
      <text:p text:style-name="P6">Tip: They clip longform or op-ed pieces (1,000–1,500 words).</text:p>
      <text:p text:style-name="P6"/>
      <text:p text:style-name="P6">6. The Guardian – Comment is Free</text:p>
      <text:p text:style-name="P6">Email: comment@theguardian.com</text:p>
      <text:p text:style-name="P6">Guidelines page available on their website</text:p>
      <text:p text:style-name="P6">Tip: Shorter op-eds (600–800 words) with strong framing work b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Times New Roman" svg:font-family="'Times New Roman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fo:font-size="10pt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1</meta:editing-cycles>
    <meta:creation-date>2013-12-23T23:15:00</meta:creation-date>
    <dc:date>2025-07-08T17:23:59.97</dc:date>
    <meta:editing-duration>P0D</meta:editing-duration>
    <meta:generator>OpenOffice/4.1.15$Win32 OpenOffice.org_project/4115m2$Build-9813</meta:generator>
    <dc:creator>Rick Ballard</dc:creator>
    <meta:document-statistic meta:table-count="0" meta:image-count="0" meta:object-count="0" meta:page-count="1" meta:paragraph-count="22" meta:word-count="143" meta:character-count="107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